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EED000002CF0000015FF6EC25AA170AF1C4.svg" manifest:media-type="image/svg+xml"/>
  <manifest:file-entry manifest:full-path="Pictures/100002010000002900000013486D0CA631801E7B.png" manifest:media-type="image/png"/>
  <manifest:file-entry manifest:full-path="Pictures/1000125D0000036C0000018C0A6FE2646907ED94.svg" manifest:media-type="image/svg+xml"/>
  <manifest:file-entry manifest:full-path="Pictures/10000201000000470000000DE329E2898C006CFF.png" manifest:media-type="image/png"/>
  <manifest:file-entry manifest:full-path="Pictures/10000201000000220000001189DE0A25C4F7A1A9.png" manifest:media-type="image/png"/>
  <manifest:file-entry manifest:full-path="Pictures/100011C7000005E00000011C5FAD06A2DBA49623.svg" manifest:media-type="image/svg+xml"/>
  <manifest:file-entry manifest:full-path="Pictures/10000201000000A000000026D054F6B908A1F5F7.png" manifest:media-type="image/png"/>
  <manifest:file-entry manifest:full-path="Pictures/100059BD00000D370000031F40CE1B9B8B67803B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eX Gyre Termes" officeooo:rsid="00049211" officeooo:paragraph-rsid="00049211"/>
    </style:style>
    <style:style style:name="P2" style:family="paragraph" style:parent-style-name="Standard">
      <style:paragraph-properties fo:text-align="start" style:justify-single-word="false"/>
      <style:text-properties style:font-name="TeX Gyre Termes" officeooo:rsid="0005584e" officeooo:paragraph-rsid="0005584e"/>
    </style:style>
    <style:style style:name="P3" style:family="paragraph" style:parent-style-name="Standard">
      <style:paragraph-properties fo:text-align="center" style:justify-single-word="false"/>
      <style:text-properties style:font-name="TeX Gyre Termes" fo:font-size="15pt" fo:font-weight="bold" officeooo:rsid="00072139" officeooo:paragraph-rsid="00072139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TeX Gyre Termes" fo:font-style="normal" fo:font-weight="normal" officeooo:rsid="00049211" officeooo:paragraph-rsid="0004921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eX Gyre Termes" fo:font-style="normal" fo:font-weight="normal" officeooo:rsid="00049211" officeooo:paragraph-rsid="0004921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eX Gyre Termes" fo:font-style="normal" fo:font-weight="normal" officeooo:rsid="0005584e" officeooo:paragraph-rsid="0005584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eX Gyre Termes" fo:font-style="normal" fo:font-weight="bold" officeooo:rsid="00049211" officeooo:paragraph-rsid="00049211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eX Gyre Termes" fo:font-style="normal" fo:font-weight="bold" officeooo:rsid="0005584e" officeooo:paragraph-rsid="0005584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eX Gyre Termes" fo:font-style="normal" fo:font-weight="normal" officeooo:rsid="0005584e" officeooo:paragraph-rsid="0005584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eX Gyre Termes" fo:font-style="normal" fo:font-weight="normal" officeooo:rsid="0005584e" officeooo:paragraph-rsid="0005584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eX Gyre Termes" fo:font-style="normal" fo:font-weight="normal" officeooo:rsid="0007d652" officeooo:paragraph-rsid="0007d652" style:font-style-asian="normal" style:font-weight-asian="normal" style:font-style-complex="normal" style:font-weight-complex="normal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087b4b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iscussion <text:span text:style-name="T5">Week - 8</text:span></text:p>
      <text:p text:style-name="P1"/>
      <text:p text:style-name="P1"/>
      <text:p text:style-name="P1">As it can be seen in the graph <text:span text:style-name="T1">solution_plot.pdf. </text:span><text:span text:style-name="T3">Centeral difference graph is more in-tuned with that of the </text:span><text:span text:style-name="T2">Analytical </text:span><text:span text:style-name="T3">results.</text:span></text:p>
      <text:p text:style-name="P4"/>
      <text:p text:style-name="P4">This is because of the amount of error each approximation holds, As it is known that truncation error comes in propotional to the step size.</text:p>
      <text:p text:style-name="P4"/>
      <text:p text:style-name="P5"><draw:g text:anchor-type="as-char" svg:y="-0.631cm" draw:z-index="0" draw:name="Shape1" draw:style-name="gr1"><svg:title>TexMaths</svg:title><svg:desc>12§display§R_n(\zeta) = \frac{f^{n+1}(\zeta)}{n+1}h^{n+1}§svg§600§FALSE§</svg:desc><draw:frame draw:style-name="gr2" draw:text-style-name="P12" svg:width="4.058cm" svg:height="0.957cm" svg:x="0cm" svg:y="0cm"><draw:image xlink:href="Pictures/100059BD00000D370000031F40CE1B9B8B67803B.svg" xlink:type="simple" xlink:show="embed" xlink:actuate="onLoad" draw:mime-type="image/svg+xml"><text:p/></draw:image><draw:image xlink:href="Pictures/10000201000000A000000026D054F6B908A1F5F7.png" xlink:type="simple" xlink:show="embed" xlink:actuate="onLoad" draw:mime-type="image/png"/></draw:frame></draw:g></text:p>
      <text:p text:style-name="P5"/>
      <text:p text:style-name="P2"><text:span text:style-name="T3">Here, one thing is to kept in mind that value of </text:span><text:span text:style-name="T2">h </text:span><text:span text:style-name="T3">is </text:span><text:span text:style-name="T3"><draw:g text:anchor-type="as-char" svg:y="-0.319cm" draw:z-index="1" draw:name="Shape2" draw:style-name="gr1"><svg:title>TexMaths</svg:title><svg:desc>12§display§1 &lt; h  &lt; 0§svg§600§FALSE§</svg:desc><draw:frame draw:style-name="gr2" draw:text-style-name="P12" svg:width="1.805cm" svg:height="0.339cm" svg:x="0cm" svg:y="0cm"><draw:image xlink:href="Pictures/100011C7000005E00000011C5FAD06A2DBA49623.svg" xlink:type="simple" xlink:show="embed" xlink:actuate="onLoad" draw:mime-type="image/svg+xml"><text:p/></draw:image><draw:image xlink:href="Pictures/10000201000000470000000DE329E2898C006CFF.png" xlink:type="simple" xlink:show="embed" xlink:actuate="onLoad" draw:mime-type="image/png"/></draw:frame></draw:g></text:span><text:span text:style-name="T3">. Therefore, when the power of </text:span><text:span text:style-name="T2">h </text:span><text:span text:style-name="T3">increases it makes the term even more smaller.</text:span></text:p>
      <text:p text:style-name="P6"/>
      <text:p text:style-name="P2"><text:span text:style-name="T3">In case of </text:span><text:span text:style-name="T4">Centeral difference</text:span><text:span text:style-name="T3"> formula error is of the order of </text:span><text:span text:style-name="T3"><draw:g text:anchor-type="as-char" svg:y="-0.369cm" draw:z-index="2" draw:name="Shape3" draw:style-name="gr1"><svg:title>TexMaths</svg:title><svg:desc>12§display§O(h^2)§svg§600§FALSE§</svg:desc><draw:frame draw:style-name="gr2" draw:text-style-name="P12" svg:width="1.05cm" svg:height="0.475cm" svg:x="0cm" svg:y="0cm"><draw:image xlink:href="Pictures/1000125D0000036C0000018C0A6FE2646907ED94.svg" xlink:type="simple" xlink:show="embed" xlink:actuate="onLoad" draw:mime-type="image/svg+xml"><text:p/></draw:image><draw:image xlink:href="Pictures/100002010000002900000013486D0CA631801E7B.png" xlink:type="simple" xlink:show="embed" xlink:actuate="onLoad" draw:mime-type="image/png"/></draw:frame></draw:g></text:span><text:span text:style-name="T3">. Whereas, for the case of the </text:span><text:span text:style-name="T4">Backward </text:span><text:span text:style-name="T3">and </text:span><text:span text:style-name="T4"><text:s/>Forward</text:span><text:span text:style-name="T3"> difference </text:span><text:span text:style-name="T3"><draw:g text:anchor-type="as-char" svg:y="-0.314cm" draw:z-index="3" draw:name="Shape4" draw:style-name="gr1"><svg:title>TexMaths</svg:title><svg:desc>12§display§O(h)§svg§600§FALSE§</svg:desc><draw:frame draw:style-name="gr2" draw:text-style-name="P12" svg:width="0.863cm" svg:height="0.421cm" svg:x="0cm" svg:y="0cm"><draw:image xlink:href="Pictures/10000EED000002CF0000015FF6EC25AA170AF1C4.svg" xlink:type="simple" xlink:show="embed" xlink:actuate="onLoad" draw:mime-type="image/svg+xml"><text:p/></draw:image><draw:image xlink:href="Pictures/10000201000000220000001189DE0A25C4F7A1A9.png" xlink:type="simple" xlink:show="embed" xlink:actuate="onLoad" draw:mime-type="image/png"/></draw:frame></draw:g></text:span><text:span text:style-name="T3">. Hence, for </text:span><text:span text:style-name="T3"><draw:g text:anchor-type="as-char" svg:y="-0.319cm" draw:z-index="4" draw:name="Shape5" draw:style-name="gr1"><svg:title>TexMaths</svg:title><svg:desc>12§display§1 &lt; h  &lt; 0§svg§600§FALSE§</svg:desc><draw:frame draw:style-name="gr2" draw:text-style-name="P12" svg:width="1.805cm" svg:height="0.339cm" svg:x="0cm" svg:y="0cm"><draw:image xlink:href="Pictures/100011C7000005E00000011C5FAD06A2DBA49623.svg" xlink:type="simple" xlink:show="embed" xlink:actuate="onLoad" draw:mime-type="image/svg+xml"><text:p/></draw:image><draw:image xlink:href="Pictures/10000201000000470000000DE329E2898C006CFF.png" xlink:type="simple" xlink:show="embed" xlink:actuate="onLoad" draw:mime-type="image/png"/></draw:frame></draw:g></text:span><text:span text:style-name="T3"><text:s/>value of </text:span><text:span text:style-name="T2">h </text:span><text:span text:style-name="T3">would further decrease if power is increased. </text:span></text:p>
      <text:p text:style-name="P6"/>
      <text:p text:style-name="P2"><text:span text:style-name="T3">Although, there is also some difference in </text:span><text:span text:style-name="T4">forward</text:span><text:span text:style-name="T3"> and </text:span><text:span text:style-name="T4">backward</text:span><text:span text:style-name="T3"> difference formula. </text:span><text:span text:style-name="T4">Forward difference</text:span><text:span text:style-name="T3"> formula would be great for application when diffrentiated value is required near origin, Whereas opposite is true for the </text:span><text:span text:style-name="T4">backward difference</text:span><text:span text:style-name="T3"> formula.</text:span></text:p>
      <text:p text:style-name="P6"/>
      <text:p text:style-name="P11">Different files for each plot has been created to make ease while plotting in GNUplot</text:p>
      <text:p text:style-name="P7"/>
      <text:p text:style-name="P7"/>
      <text:p text:style-name="P7"/>
      <text:p text:style-name="P8">Report by:</text:p>
      <text:p text:style-name="P9">-------------------------</text:p>
      <text:p text:style-name="P9">Apoorav Singh Deo</text:p>
      <text:p text:style-name="P9">v19036</text:p>
      <text:p text:style-name="P9">Course: PH621 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6:57:50.001924953</meta:creation-date>
    <dc:date>2021-05-05T17:29:45.356034377</dc:date>
    <meta:editing-duration>PT1M7S</meta:editing-duration>
    <meta:editing-cycles>3</meta:editing-cycles>
    <meta:generator>LibreOffice/7.1.2.2$Linux_X86_64 LibreOffice_project/10$Build-2</meta:generator>
    <meta:document-statistic meta:table-count="0" meta:image-count="0" meta:object-count="0" meta:page-count="1" meta:paragraph-count="13" meta:word-count="174" meta:character-count="1030" meta:non-whitespace-character-count="864"/>
  </office:meta>
</office:document-meta>
</file>